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99cm"/>
    </style:style>
    <style:style style:name="co2" style:family="table-column">
      <style:table-column-properties fo:break-before="auto" style:column-width="6.244cm"/>
    </style:style>
    <style:style style:name="co3" style:family="table-column">
      <style:table-column-properties fo:break-before="auto" style:column-width="2.54cm"/>
    </style:style>
    <style:style style:name="ro1" style:family="table-row">
      <style:table-row-properties style:row-height="0.459cm" fo:break-before="auto" style:use-optimal-row-height="false"/>
    </style:style>
    <style:style style:name="ro2" style:family="table-row">
      <style:table-row-properties style:row-height="0.564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0.706c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7" style:family="table-cell" style:parent-style-name="Default" style:data-style-name="N11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23.846cm" svg:height="16.967cm" svg:x="1.028cm" svg:y="15.956cm">
            <draw:object draw:notify-on-update-of-ranges="'Sheet 1 - Table 1'.B6:'Sheet 1 - Table 1'.B11 'Sheet 1 - Table 1'.F5:'Sheet 1 - Table 1'.F5 'Sheet 1 - Table 1'.F6:'Sheet 1 - Table 1'.F11 'Sheet 1 - Table 1'.D5:'Sheet 1 - Table 1'.D5 'Sheet 1 - Table 1'.D6:'Sheet 1 - Table 1'.D11 'Sheet 1 - Table 1'.E5:'Sheet 1 - Table 1'.E5 'Sheet 1 - Table 1'.E6:'Sheet 1 - Table 1'.E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5" table:default-cell-style-name="ce3"/>
        <table:table-column table:style-name="co1" table:number-columns-repeated="5" table:default-cell-style-name="ce3"/>
        <table:table-column table:style-name="co3" table:number-columns-repeated="245" table:default-cell-style-name="ce3"/>
        <table:table-row table:style-name="ro1">
          <table:table-cell table:style-name="ce1" table:number-columns-repeated="11"/>
          <table:table-cell table:number-columns-repeated="245"/>
        </table:table-row>
        <table:table-row table:style-name="ro1" table:number-rows-repeated="3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2">
          <table:table-cell table:style-name="ce2"/>
          <table:table-cell table:style-name="ce5" office:value-type="string" calcext:value-type="string">
            <text:p>Núcleos</text:p>
          </table:table-cell>
          <table:table-cell table:style-name="ce5" office:value-type="string" calcext:value-type="string">
            <text:p>Tempo de Execução (s)</text:p>
          </table:table-cell>
          <table:table-cell table:style-name="ce5" office:value-type="string" calcext:value-type="string">
            <text:p>Speed-Up</text:p>
          </table:table-cell>
          <table:table-cell table:style-name="ce5" office:value-type="string" calcext:value-type="string">
            <text:p>Speed-Up Ideal</text:p>
          </table:table-cell>
          <table:table-cell table:style-name="ce5" office:value-type="string" calcext:value-type="string">
            <text:p>Eficiência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7" office:value-type="float" office:value="305" calcext:value-type="float">
            <text:p>305</text:p>
          </table:table-cell>
          <table:table-cell table:style-name="ce17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</text:p>
          </table:table-cell>
          <table:table-cell table:style-name="ce17" table:formula="of:=([.D6]/[.B6])" office:value-type="float" office:value="1" calcext:value-type="float">
            <text:p>1,00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7" office:value-type="float" office:value="198" calcext:value-type="float">
            <text:p>198</text:p>
          </table:table-cell>
          <table:table-cell table:style-name="ce17" table:formula="of:=([.C6]/[.C7])" office:value-type="float" office:value="1.54040404040404" calcext:value-type="float">
            <text:p>1,540</text:p>
          </table:table-cell>
          <table:table-cell table:style-name="ce9" office:value-type="float" office:value="2" calcext:value-type="float">
            <text:p>2</text:p>
          </table:table-cell>
          <table:table-cell table:style-name="ce17" table:formula="of:=([.D7]/[.B7])" office:value-type="float" office:value="0.77020202020202" calcext:value-type="float">
            <text:p>0,770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95" calcext:value-type="float">
            <text:p>195</text:p>
          </table:table-cell>
          <table:table-cell table:style-name="ce17" table:formula="of:=([.C6]/[.C8])" office:value-type="float" office:value="1.56410256410256" calcext:value-type="float">
            <text:p>1,564</text:p>
          </table:table-cell>
          <table:table-cell table:style-name="ce9" office:value-type="float" office:value="3" calcext:value-type="float">
            <text:p>3</text:p>
          </table:table-cell>
          <table:table-cell table:style-name="ce17" table:formula="of:=([.D8]/[.B8])" office:value-type="float" office:value="0.521367521367521" calcext:value-type="float">
            <text:p>0,521</text:p>
          </table:table-cell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90" calcext:value-type="float">
            <text:p>190</text:p>
          </table:table-cell>
          <table:table-cell table:style-name="ce17" table:formula="of:=([.C6]/[.C9])" office:value-type="float" office:value="1.60526315789474" calcext:value-type="float">
            <text:p>1,605</text:p>
          </table:table-cell>
          <table:table-cell table:style-name="ce9" office:value-type="float" office:value="4" calcext:value-type="float">
            <text:p>4</text:p>
          </table:table-cell>
          <table:table-cell table:style-name="ce17" table:formula="of:=([.D9]/[.B9])" office:value-type="float" office:value="0.401315789473684" calcext:value-type="float">
            <text:p>0,401</text:p>
          </table:table-cell>
          <table:table-cell table:style-name="ce4" table:number-columns-repeated="5"/>
          <table:table-cell table:number-columns-repeated="245"/>
        </table:table-row>
        <table:table-row table:style-name="ro3" table:number-rows-repeated="2">
          <table:table-cell table:style-name="ce2"/>
          <table:table-cell table:style-name="ce6"/>
          <table:table-cell table:style-name="ce7"/>
          <table:table-cell table:style-name="ce17"/>
          <table:table-cell table:style-name="ce9"/>
          <table:table-cell table:style-name="ce17"/>
          <table:table-cell table:style-name="ce4" table:number-columns-repeated="5"/>
          <table:table-cell table:number-columns-repeated="245"/>
        </table:table-row>
        <table:table-row table:style-name="ro3">
          <table:table-cell table:style-name="ce2"/>
          <table:table-cell table:style-name="ce7" table:number-columns-repeated="2"/>
          <table:table-cell table:style-name="ce17"/>
          <table:table-cell table:style-name="ce9"/>
          <table:table-cell table:style-name="ce17"/>
          <table:table-cell table:style-name="ce4" table:number-columns-repeated="5"/>
          <table:table-cell table:number-columns-repeated="245"/>
        </table:table-row>
        <table:table-row table:style-name="ro1" table:number-rows-repeated="11">
          <table:table-cell table:style-name="ce2"/>
          <table:table-cell table:style-name="ce4" table:number-columns-repeated="10"/>
          <table:table-cell table:number-columns-repeated="245"/>
        </table:table-row>
        <table:table-row table:style-name="ro4" table:number-rows-repeated="1048552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37:17.502285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0-23T12:26:45</meta:creation-date>
    <dc:date>2021-05-20T16:38:36.506333361</dc:date>
    <meta:generator>LibreOffice/6.4.7.2$Linux_X86_64 LibreOffice_project/40$Build-2</meta:generator>
    <meta:editing-duration>PT4M</meta:editing-duration>
    <meta:editing-cycles>5</meta:editing-cycles>
    <meta:document-statistic meta:table-count="1" meta:cell-count="25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maximum="1" chart:interval-major="0.25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maximum="16" chart:interval-major="4" chart:gap-width="90" chart:overlap="-10" chart:reverse-direction="false" text:line-break="false" loext:try-staggering-first="true" chart:link-data-style-to-source="true" chart:axis-position="0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label-position="right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23.847cm" svg:height="16.968cm" xlink:href=".." xlink:type="simple" chart:class="chart:bar" chart:column-mapping="2 0 1" chart:style-name="ch1">
        <chart:title svg:x="7.655cm" svg:y="0.459cm" chart:style-name="ch2">
          <text:p>Aplicação / Máquina</text:p>
        </chart:title>
        <chart:legend chart:legend-position="end" svg:x="5.75cm" svg:y="16.156cm" style:legend-expansion="custom" chartooo:width="11.677cm" chartooo:height="0.741cm" style:legend-expansion-aspect-ratio="15.7584345479082" chart:style-name="ch3"/>
        <chart:plot-area chart:style-name="ch4" table:cell-range-address="'Sheet 1 - Table 1'.B6:'Sheet 1 - Table 1'.B11 'Sheet 1 - Table 1'.D5:'Sheet 1 - Table 1'.F11" chart:data-source-has-labels="both" svg:x="0.913cm" svg:y="1.348cm" svg:width="20.91cm" svg:height="13.417cm">
          <chartooo:coordinate-region svg:x="2.469cm" svg:y="1.587cm" svg:width="18.061cm" svg:height="12.452cm"/>
          <chart:axis chart:dimension="x" chart:name="primary-x" chart:style-name="ch5" chartooo:axis-type="auto">
            <chartooo:date-scale/>
            <chart:categories table:cell-range-address="'Sheet 1 - Table 1'.B6:'Sheet 1 - Table 1'.B11"/>
          </chart:axis>
          <chart:axis chart:dimension="x" chart:name="secondary-x" chart:style-name="ch6">
            <chart:title svg:x="10.199cm" svg:y="14.855cm" chart:style-name="ch7">
              <text:p>Núcleos</text:p>
            </chart:title>
          </chart:axis>
          <chart:axis chart:dimension="y" chart:name="primary-y" chart:style-name="ch8">
            <chart:title svg:x="21.447cm" svg:y="6.283cm" chart:style-name="ch7">
              <text:p>Eficiência</text:p>
            </chart:title>
          </chart:axis>
          <chart:axis chart:dimension="y" chart:name="secondary-y" chart:style-name="ch9">
            <chart:title svg:x="0.25cm" svg:y="4.728cm" chart:style-name="ch10">
              <text:p>Fator de Aceleração</text:p>
            </chart:title>
          </chart:axis>
          <chart:series chart:attached-axis="primary-y" chart:style-name="ch11" chart:values-cell-range-address="'Sheet 1 - Table 1'.F6:'Sheet 1 - Table 1'.F11" chart:label-cell-address="'Sheet 1 - Table 1'.F5:'Sheet 1 - Table 1'.F5" chart:class="chart:bar">
            <chart:data-point chart:repeated="6"/>
          </chart:series>
          <chart:series chart:attached-axis="secondary-y" chart:style-name="ch12" chart:values-cell-range-address="'Sheet 1 - Table 1'.D6:'Sheet 1 - Table 1'.D11" chart:label-cell-address="'Sheet 1 - Table 1'.D5:'Sheet 1 - Table 1'.D5" chart:class="chart:line">
            <chart:data-point chart:repeated="6"/>
          </chart:series>
          <chart:series chart:attached-axis="secondary-y" chart:style-name="ch13" chart:values-cell-range-address="'Sheet 1 - Table 1'.E6:'Sheet 1 - Table 1'.E11" chart:label-cell-address="'Sheet 1 - Table 1'.E5:'Sheet 1 - Table 1'.E5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</text:p>
                <draw:g>
                  <svg:desc>'Sheet 1 - Table 1'.F5:'Sheet 1 - Table 1'.F5</svg:desc>
                </draw:g>
              </table:table-cell>
              <table:table-cell office:value-type="string">
                <text:p>Speed-Up</text:p>
                <draw:g>
                  <svg:desc>'Sheet 1 - Table 1'.D5:'Sheet 1 - Table 1'.D5</svg:desc>
                </draw:g>
              </table:table-cell>
              <table:table-cell office:value-type="string">
                <text:p>Speed-Up Ideal</text:p>
                <draw:g>
                  <svg:desc>'Sheet 1 - Table 1'.E5:'Sheet 1 - Table 1'.E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1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1</svg:desc>
                </draw:g>
              </table:table-cell>
              <table:table-cell office:value-type="float" office:value="1">
                <text:p>1</text:p>
                <draw:g>
                  <svg:desc>'Sheet 1 - Table 1'.D6:'Sheet 1 - Table 1'.D11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7020202020202">
                <text:p>0.77020202020202</text:p>
              </table:table-cell>
              <table:table-cell office:value-type="float" office:value="1.54040404040404">
                <text:p>1.5404040404040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521367521367521">
                <text:p>0.521367521367521</text:p>
              </table:table-cell>
              <table:table-cell office:value-type="float" office:value="1.56410256410256">
                <text:p>1.564102564102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01315789473684">
                <text:p>0.401315789473684</text:p>
              </table:table-cell>
              <table:table-cell office:value-type="float" office:value="1.60526315789474">
                <text:p>1.60526315789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